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e2b8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d409f" officeooo:paragraph-rsid="001d409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officeooo:rsid="001d409f" officeooo:paragraph-rsid="001d409f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3pt" officeooo:rsid="001d409f" officeooo:paragraph-rsid="001d409f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officeooo:rsid="001be2b8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fo:font-size="13pt" officeooo:rsid="001be2b8" officeooo:paragraph-rsid="001be2b8" style:font-size-asian="13pt" style:font-size-complex="13pt"/>
    </style:style>
    <style:style style:name="P7" style:family="paragraph">
      <loext:graphic-properties draw:fill="solid" draw:fill-color="#c0c0c0" draw:opacity="50%"/>
      <style:text-properties style:font-name="Liberation Sans1" fo:font-size="1pt"/>
    </style:style>
    <style:style style:name="T1" style:family="text">
      <style:text-properties officeooo:rsid="001d409f"/>
    </style:style>
    <style:style style:name="gr1" style:family="graphic">
      <style:graphic-properties draw:stroke="none" draw:fill="solid" draw:fill-color="#c0c0c0" draw:opacity="50%" draw:auto-grow-height="false" draw:auto-grow-width="false" fo:min-height="0.8756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0.5673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c0c0c0" draw:opacity="50%" draw:auto-grow-height="false" draw:auto-grow-width="false" fo:min-height="0.9256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Intellectual Property </text:p>
      <text:p text:style-name="P1"/>
      <text:p text:style-name="P2">Questions :</text:p>
      <text:p text:style-name="P1"/>
      <text:p text:style-name="P4">What is intellectual property ?</text:p>
      <text:p text:style-name="P5"/>
      <text:p text:style-name="P5">What you considered in intellectual property ?</text:p>
      <text:p text:style-name="P5"/>
      <text:p text:style-name="P6">Types of intellectual property and which of those you have implemented in your organization/software house ?</text:p>
      <text:p text:style-name="P6"/>
      <text:p text:style-name="P6">Did your organization faced <text:span text:style-name="T1">any issues regarding intellectual property in past ?</text:span></text:p>
      <text:p text:style-name="P6"/>
      <text:p text:style-name="P4">What is the nature of those issue ?</text:p>
      <text:p text:style-name="P4"/>
      <text:p text:style-name="P4">How your organization <text:s/>regulate the laws and regulations regarding intellectual property ?</text:p>
      <text:p text:style-name="P4"/>
      <text:p text:style-name="P4">Which computing organization’s standard your organization follow for intellectual property ?</text:p>
      <text:p text:style-name="P4"/>
      <text:p text:style-name="P4">Did you demand your employees that they should consider the intellectual property rights ? 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1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0.8756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auto-grow-height="false" draw:auto-grow-width="false" fo:min-height="0.5673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c0c0c0" draw:opacity="50%" draw:auto-grow-height="false" draw:auto-grow-width="false" fo:min-height="0.9256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0" draw:name="PowerPlusWaterMarkObject" draw:style-name="Mgr1" draw:text-style-name="MP1" svg:width="6.9248in" svg:height="0.8752in" draw:transform="rotate (0.785398163397448) translate (0.704861111111111in 6.75284886264217in)"><text:p>IntellectualProperty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style:next-style-name="Standard">
      <style:header>
        <text:p text:style-name="Header"><draw:custom-shape text:anchor-type="char" draw:z-index="1" draw:name="PowerPlusWaterMarkObject" draw:style-name="Mgr1" draw:text-style-name="MP1" svg:width="6.9248in" svg:height="0.8752in" draw:transform="rotate (0.785398163397448)"><text:p>IntellectualProperty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style:next-style-name="Right_20_Page">
      <style:header>
        <text:p text:style-name="Header"><draw:custom-shape text:anchor-type="char" draw:z-index="2" draw:name="PowerPlusWaterMarkObject" draw:style-name="Mgr1" draw:text-style-name="MP1" svg:width="6.9248in" svg:height="0.8752in" draw:transform="rotate (0.785398163397448)"><text:p>IntellectualProperty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style:next-style-name="Left_20_Page">
      <style:header>
        <text:p text:style-name="Header"><draw:custom-shape text:anchor-type="char" draw:z-index="3" draw:name="PowerPlusWaterMarkObject" draw:style-name="Mgr1" draw:text-style-name="MP1" svg:width="6.9248in" svg:height="0.8752in" draw:transform="rotate (0.785398163397448)"><text:p>IntellectualProperty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>
      <style:header>
        <text:p text:style-name="Header"><draw:custom-shape text:anchor-type="char" draw:z-index="4" draw:name="PowerPlusWaterMarkObject" draw:style-name="Mgr2" draw:text-style-name="MP1" svg:width="4.4878in" svg:height="0.5669in" draw:transform="rotate (0.785398163397448)"><text:p>IntellectualProperty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>
      <style:header>
        <text:p text:style-name="Header"><draw:custom-shape text:anchor-type="char" draw:z-index="5" draw:name="PowerPlusWaterMarkObject" draw:style-name="Mgr1" draw:text-style-name="MP1" svg:width="6.9248in" svg:height="0.8752in" draw:transform="rotate (0.785398163397448)"><text:p>IntellectualProperty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>
      <style:header>
        <text:p text:style-name="Header"><draw:custom-shape text:anchor-type="char" draw:z-index="6" draw:name="PowerPlusWaterMarkObject" draw:style-name="Mgr3" draw:text-style-name="MP1" svg:width="7.3185in" svg:height="0.9252in" draw:transform="rotate (0.785398163397448)"><text:p>IntellectualProperty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>
      <style:header>
        <text:p text:style-name="Header"><draw:custom-shape text:anchor-type="char" draw:z-index="7" draw:name="PowerPlusWaterMarkObject" draw:style-name="Mgr1" draw:text-style-name="MP1" svg:width="6.9248in" svg:height="0.8752in" draw:transform="rotate (0.785398163397448)"><text:p>IntellectualProperty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>
      <style:header>
        <text:p text:style-name="Header"><draw:custom-shape text:anchor-type="char" draw:z-index="8" draw:name="PowerPlusWaterMarkObject" draw:style-name="Mgr1" draw:text-style-name="MP1" svg:width="6.9248in" svg:height="0.8752in" draw:transform="rotate (0.785398163397448)"><text:p>IntellectualProperty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>
      <style:header>
        <text:p text:style-name="Header"><draw:custom-shape text:anchor-type="char" draw:z-index="9" draw:name="PowerPlusWaterMarkObject" draw:style-name="Mgr1" draw:text-style-name="MP1" svg:width="6.9248in" svg:height="0.8752in" draw:transform="rotate (0.785398163397448)"><text:p>IntellectualProperty 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2:34:57.680446884</meta:creation-date>
    <dc:date>2019-05-05T13:09:28.178191767</dc:date>
    <meta:editing-duration>PT24M20S</meta:editing-duration>
    <meta:editing-cycles>1</meta:editing-cycles>
    <meta:document-statistic meta:table-count="0" meta:image-count="0" meta:object-count="0" meta:page-count="1" meta:paragraph-count="11" meta:word-count="89" meta:character-count="607" meta:non-whitespace-character-count="524"/>
    <meta:generator>LibreOffice/6.1.5.2$Linux_X86_64 LibreOffice_project/10$Build-2</meta:generator>
  </office:meta>
</office:document-meta>
</file>